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B612 Mono" svg:font-family="'B612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008000"/>
    </style:style>
    <style:style style:name="P3" style:family="paragraph" style:parent-style-name="Standard">
      <style:text-properties fo:color="#000000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3d7b7b"/>
    </style:style>
    <style:style style:name="P6" style:family="paragraph" style:parent-style-name="Standard">
      <style:text-properties fo:color="#008000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/>
    </style:style>
    <style:style style:name="T1" style:family="text">
      <style:text-properties fo:color="#008000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b00040"/>
    </style:style>
    <style:style style:name="T5" style:family="text">
      <style:text-properties fo:color="#9c6500"/>
    </style:style>
    <style:style style:name="T6" style:family="text">
      <style:text-properties fo:color="#ba2121"/>
    </style:style>
    <style:style style:name="T7" style:family="text">
      <style:text-properties fo:color="#666666"/>
    </style:style>
    <style:style style:name="T8" style:family="text">
      <style:text-properties fo:color="#aa22ff"/>
    </style:style>
    <style:style style:name="T9" style:family="text">
      <style:text-properties fo:color="#687822"/>
    </style:style>
    <style:style style:name="T10" style:family="text">
      <style:text-properties fo:color="#19177c"/>
    </style:style>
    <style:style style:name="T11" style:family="text">
      <style:text-properties fo:color="#3d7b7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b_active.adb</text:p>
      <text:p text:style-name="P1"/>
      <text:p text:style-name="P2"/>
      <text:p text:style-name="P5">-- <text:s/>To use this app, run: db_active setup then run again: db_active</text:p>
      <text:p text:style-name="P4"/>
      <text:p text:style-name="Standard"><text:span text:style-name="T1">with</text:span><text:span text:style-name="T2"> </text:span><text:span text:style-name="T3">GNAT.OS_Lib</text:span><text:span text:style-name="T2">;</text:span></text:p>
      <text:p text:style-name="P4"/>
      <text:p text:style-name="Standard"><text:span text:style-name="T1">with</text:span><text:span text:style-name="T2"> </text:span><text:span text:style-name="T3">Gnoga.Server.Database.SQLite</text:span><text:span text:style-name="T2">;</text:span></text:p>
      <text:p text:style-name="Standard"><text:span text:style-name="T1">with</text:span><text:span text:style-name="T2"> </text:span><text:span text:style-name="T3">Gnoga.Server.Migration</text:span><text:span text:style-name="T2">;</text:span></text:p>
      <text:p text:style-name="Standard"><text:span text:style-name="T1">with</text:span><text:span text:style-name="T2"> </text:span><text:span text:style-name="T3">Gnoga.Server.Model</text:span><text:span text:style-name="T2">;</text:span></text:p>
      <text:p text:style-name="Standard"><text:span text:style-name="T1">with</text:span><text:span text:style-name="T2"> </text:span><text:span text:style-name="T3">Gnoga.Server.Model.Queries</text:span><text:span text:style-name="T2">;</text:span></text:p>
      <text:p text:style-name="Standard"><text:span text:style-name="T1">with</text:span><text:span text:style-name="T2"> </text:span><text:span text:style-name="T3">Gnoga.Server.Model.Table</text:span><text:span text:style-name="T2">;</text:span></text:p>
      <text:p text:style-name="P4"/>
      <text:p text:style-name="Standard"><text:span text:style-name="T1">with</text:span><text:span text:style-name="T2"> </text:span><text:span text:style-name="T3">Gnoga.Application.Singleton</text:span><text:span text:style-name="T2">;</text:span></text:p>
      <text:p text:style-name="Standard"><text:span text:style-name="T1">with</text:span><text:span text:style-name="T2"> </text:span><text:span text:style-name="T3">Gnoga.Gui.Window</text:span><text:span text:style-name="T2">;</text:span></text:p>
      <text:p text:style-name="Standard"><text:span text:style-name="T1">with</text:span><text:span text:style-name="T2"> </text:span><text:span text:style-name="T3">Gnoga.Gui.View</text:span><text:span text:style-name="T2">;</text:span></text:p>
      <text:p text:style-name="Standard"><text:span text:style-name="T1">with</text:span><text:span text:style-name="T2"> </text:span><text:span text:style-name="T3">Gnoga.Gui.Element</text:span><text:span text:style-name="T2">;</text:span></text:p>
      <text:p text:style-name="P4"/>
      <text:p text:style-name="Standard"><text:span text:style-name="T1">procedure</text:span><text:span text:style-name="T2"> </text:span><text:span text:style-name="T3">DB_Active</text:span><text:span text:style-name="T2"> </text:span><text:span text:style-name="T1">is</text:span></text:p>
      <text:p text:style-name="P4"/>
      <text:p text:style-name="Standard"><text:span text:style-name="T2"><text:s text:c="3"/></text:span><text:span text:style-name="T1">use</text:span><text:span text:style-name="T2"> </text:span><text:span text:style-name="T3">Gnoga</text:span><text:span text:style-name="T2">;</text:span></text:p>
      <text:p text:style-name="Standard"><text:span text:style-name="T2"><text:s text:c="3"/></text:span><text:span text:style-name="T1">use</text:span><text:span text:style-name="T2"> </text:span><text:span text:style-name="T3">Gnoga.Server</text:span><text:span text:style-name="T2">;</text:span></text:p>
      <text:p text:style-name="Standard"><text:span text:style-name="T2"><text:s text:c="3"/></text:span><text:span text:style-name="T1">use</text:span><text:span text:style-name="T2"> </text:span><text:span text:style-name="T3">all</text:span><text:span text:style-name="T2"> </text:span><text:span text:style-name="T1">type</text:span><text:span text:style-name="T2"> </text:span><text:span text:style-name="T4">Gnoga</text:span><text:span text:style-name="T2">.</text:span><text:span text:style-name="T4">String</text:span><text:span text:style-name="T2">;</text:span></text:p>
      <text:p text:style-name="P4"/>
      <text:p text:style-name="Standard"><text:span text:style-name="T2"><text:s text:c="3"/></text:span><text:span text:style-name="T1">pragma</text:span><text:span text:style-name="T2"> </text:span><text:span text:style-name="T5">Linker_Options</text:span><text:span text:style-name="T2"> (</text:span><text:span text:style-name="T6">"-lsqlite3"</text:span><text:span text:style-name="T2">);</text:span></text:p>
      <text:p text:style-name="P4"/>
      <text:p text:style-name="P4"><text:s text:c="3"/>Connection : Gnoga.Server.Database.Connection_Access;</text:p>
      <text:p text:style-name="P4"/>
      <text:p text:style-name="Standard"><text:span text:style-name="T2"><text:s text:c="3"/></text:span><text:span text:style-name="T1">procedure</text:span><text:span text:style-name="T2"> </text:span><text:span text:style-name="T3">Migrations</text:span><text:span text:style-name="T2"> (</text:span><text:span text:style-name="T10">M</text:span><text:span text:style-name="T2"> : </text:span><text:span text:style-name="T10">in</text:span><text:span text:style-name="T2"> </text:span><text:span text:style-name="T10">out</text:span><text:span text:style-name="T2"> </text:span><text:span text:style-name="T10">Gnoga</text:span><text:span text:style-name="T2">.</text:span><text:span text:style-name="T10">Server</text:span><text:span text:style-name="T2">.</text:span><text:span text:style-name="T10">Migration</text:span><text:span text:style-name="T2">.</text:span><text:span text:style-name="T10">Migration_Collection</text:span><text:span text:style-name="T2">);</text:span></text:p>
      <text:p text:style-name="P4"/>
      <text:p text:style-name="Standard"><text:span text:style-name="T2"><text:s text:c="3"/></text:span><text:span text:style-name="T1">procedure</text:span><text:span text:style-name="T2"> </text:span><text:span text:style-name="T3">Migrations</text:span><text:span text:style-name="T2"> (</text:span><text:span text:style-name="T10">M</text:span><text:span text:style-name="T2"> : </text:span><text:span text:style-name="T10">in</text:span><text:span text:style-name="T2"> </text:span><text:span text:style-name="T10">out</text:span><text:span text:style-name="T2"> </text:span><text:span text:style-name="T10">Gnoga</text:span><text:span text:style-name="T2">.</text:span><text:span text:style-name="T10">Server</text:span><text:span text:style-name="T2">.</text:span><text:span text:style-name="T10">Migration</text:span><text:span text:style-name="T2">.</text:span><text:span text:style-name="T10">Migration_Collection</text:span><text:span text:style-name="T2">) </text:span><text:span text:style-name="T1">is</text:span></text:p>
      <text:p text:style-name="P4"/>
      <text:p text:style-name="Standard"><text:span text:style-name="T2"><text:s text:c="3"/></text:span><text:span text:style-name="T1">begin</text:span></text:p>
      <text:p text:style-name="P4"/>
      <text:p text:style-name="Standard"><text:span text:style-name="T2"><text:s text:c="5"/>M.Add_Migration_Up (</text:span><text:span text:style-name="T6">"CREATE TABLE `users`"</text:span><text:span text:style-name="T2"> </text:span><text:span text:style-name="T7">&amp;</text:span><text:span text:style-name="T2"> </text:span><text:span text:style-name="T6">" ("</text:span><text:span text:style-name="T2"> </text:span><text:span text:style-name="T7">&amp;</text:span><text:span text:style-name="T2"> Connection.ID_Field_String </text:span><text:span text:style-name="T7">&amp;</text:span><text:span text:style-name="T2"> </text:span><text:span text:style-name="T6">","</text:span><text:span text:style-name="T2"> </text:span><text:span text:style-name="T7">&amp;</text:span><text:span text:style-name="T2"> </text:span><text:span text:style-name="T6">" <text:s/>lastname VARCHAR(80),"</text:span><text:span text:style-name="T2"> </text:span><text:span text:style-name="T7">&amp;</text:span><text:span text:style-name="T2"> </text:span><text:span text:style-name="T6">" <text:s/>firstname VARCHAR(80))"</text:span><text:span text:style-name="T2">);</text:span></text:p>
      <text:p text:style-name="P4"><text:s text:c="5"/></text:p>
      <text:p text:style-name="Standard"><text:span text:style-name="T2"><text:s text:c="5"/>M.Add_Migration_Down (</text:span><text:span text:style-name="T6">"DROP TABLE `users`"</text:span><text:span text:style-name="T2">);</text:span></text:p>
      <text:p text:style-name="P4"/>
      <text:p text:style-name="Standard"><text:span text:style-name="T2"><text:s text:c="5"/>M.Add_Migration_Up (</text:span><text:span text:style-name="T6">"INSERT INTO users (`lastname`, `firstname`) "</text:span><text:span text:style-name="T2"> </text:span><text:span text:style-name="T7">&amp;</text:span><text:span text:style-name="T2"> </text:span><text:span text:style-name="T6">"VALUES ('Taft','Tucker')"</text:span><text:span text:style-name="T2">);</text:span></text:p>
      <text:p text:style-name="Standard"><text:span text:style-name="T2"><text:s text:c="5"/>M.Add_Migration_Down (</text:span><text:span text:style-name="T6">"delete from users"</text:span><text:span text:style-name="T2">);</text:span></text:p>
      <text:p text:style-name="P4"/>
      <text:p text:style-name="Standard"><text:span text:style-name="T2"><text:s text:c="5"/>M.Add_Migration_Up (</text:span><text:span text:style-name="T6">"INSERT INTO users (`lastname`, `firstname`) "</text:span><text:span text:style-name="T2"> </text:span><text:span text:style-name="T7">&amp;</text:span><text:span text:style-name="T2"> </text:span><text:span text:style-name="T6">"VALUES ('Dewar','Robert')"</text:span><text:span text:style-name="T2">);</text:span></text:p>
      <text:p text:style-name="Standard"><text:span text:style-name="T2"><text:s text:c="5"/>M.Add_Migration_Down (</text:span><text:span text:style-name="T6">"delete from users"</text:span><text:span text:style-name="T2">);</text:span></text:p>
      <text:p text:style-name="Standard"><text:span text:style-name="T2"><text:s text:c="5"/>M.Add_Migration_Up (</text:span><text:span text:style-name="T6">"INSERT INTO users (`lastname`, `firstname`) "</text:span><text:span text:style-name="T2"> </text:span><text:span text:style-name="T7">&amp;</text:span><text:span text:style-name="T2"> </text:span><text:span text:style-name="T6">"VALUES ('Botton','David')"</text:span><text:span text:style-name="T2">);</text:span></text:p>
      <text:p text:style-name="Standard"><text:span text:style-name="T2"><text:s text:c="5"/>M.Add_Migration_Down (</text:span><text:span text:style-name="T6">"delete from users"</text:span><text:span text:style-name="T2">);</text:span></text:p>
      <text:p text:style-name="Standard"><text:span text:style-name="T2"><text:s text:c="5"/>M.Add_Migration_Up (</text:span><text:span text:style-name="T6">"CREATE TABLE `foods`"</text:span><text:span text:style-name="T2"> </text:span><text:span text:style-name="T7">&amp;</text:span><text:span text:style-name="T2"> </text:span><text:span text:style-name="T6">" ("</text:span><text:span text:style-name="T2"> </text:span><text:span text:style-name="T7">&amp;</text:span><text:span text:style-name="T2"> Connection.ID_Field_String </text:span><text:span text:style-name="T7">&amp;</text:span><text:span text:style-name="T2"> </text:span><text:span text:style-name="T6">","</text:span><text:span text:style-name="T2"> </text:span><text:span text:style-name="T7">&amp;</text:span><text:span text:style-name="T2"> </text:span><text:span text:style-name="T6">" <text:s/>user_id Integer,"</text:span><text:span text:style-name="T2"> </text:span><text:span text:style-name="T7">&amp;</text:span><text:span text:style-name="T2"> </text:span><text:span text:style-name="T6">" <text:s/>food VARCHAR(80))"</text:span><text:span text:style-name="T2">);</text:span></text:p>
      <text:p text:style-name="P4"><text:s text:c="5"/></text:p>
      <text:p text:style-name="Standard"><text:span text:style-name="T2"><text:s text:c="5"/>M.Add_Migration_Down (</text:span><text:span text:style-name="T6">"DROP TABLE `foods`"</text:span><text:span text:style-name="T2">);</text:span></text:p>
      <text:p text:style-name="P4"/>
      <text:p text:style-name="Standard"><text:span text:style-name="T2"><text:s text:c="3"/></text:span><text:span text:style-name="T1">end</text:span><text:span text:style-name="T2"> </text:span><text:span text:style-name="T3">Migrations</text:span><text:span text:style-name="T2">;</text:span></text:p>
      <text:p text:style-name="P4"/>
      <text:p text:style-name="P4"><text:s text:c="3"/>M : Gnoga.Gui.Window.Window_Type;</text:p>
      <text:p text:style-name="P4"><text:s text:c="3"/>V : Gnoga.Gui.View.View_Type;</text:p>
      <text:p text:style-name="P4"/>
      <text:p text:style-name="P2">begin</text:p>
      <text:p text:style-name="P4"/>
      <text:p text:style-name="Standard"><text:span text:style-name="T2"><text:s text:c="3"/>Gnoga.Log (</text:span><text:span text:style-name="T6">"Opening database file: ./active_test.db"</text:span><text:span text:style-name="T2">);</text:span></text:p>
      <text:p text:style-name="P4"/>
      <text:p text:style-name="Standard"><text:span text:style-name="T2"><text:s text:c="3"/>Connection := Gnoga.Server.Database.SQLite.Connect (</text:span><text:span text:style-name="T6">"active_test.db"</text:span><text:span text:style-name="T2">);</text:span></text:p>
      <text:p text:style-name="P4"/>
      <text:p text:style-name="Standard"><text:span text:style-name="T2"><text:s text:c="2"/></text:span><text:span text:style-name="T1">if</text:span><text:span text:style-name="T2"> Gnoga.Server.Migration.Migrations_Handled_Command_Line (Connection,Migrations'</text:span><text:span text:style-name="T9">Unrestricted_Access</text:span><text:span text:style-name="T2">) </text:span><text:span text:style-name="T1">then</text:span></text:p>
      <text:p text:style-name="Standard"><text:span text:style-name="T2"><text:s text:c="6"/>GNAT.OS_Lib.OS_Exit (</text:span><text:span text:style-name="T7">0</text:span><text:span text:style-name="T2">);</text:span></text:p>
      <text:p text:style-name="Standard"><text:span text:style-name="T2"><text:s text:c="3"/></text:span><text:span text:style-name="T1">end</text:span><text:span text:style-name="T2"> </text:span><text:span text:style-name="T1">if</text:span><text:span text:style-name="T2">;</text:span></text:p>
      <text:p text:style-name="P4"/>
      <text:p text:style-name="Standard"><text:span text:style-name="T2"><text:s text:c="3"/>Gnoga.Application.Title (</text:span><text:span text:style-name="T6">"Active Data test for Gnoga"</text:span><text:span text:style-name="T2">);</text:span></text:p>
      <text:p text:style-name="Standard"><text:span text:style-name="T2"><text:s text:c="3"/>Gnoga.Application.HTML_On_Close (</text:span><text:span text:style-name="T6">"Application closed."</text:span><text:span text:style-name="T2">);</text:span></text:p>
      <text:p text:style-name="P4"><text:s text:c="3"/>Gnoga.Application.Singleton.Initialize (Main_Window =&gt; M);</text:p>
      <text:p text:style-name="P4"/>
      <text:p text:style-name="P4"><text:s text:c="3"/>V.Create (M);</text:p>
      <text:p text:style-name="P4"><text:s text:c="3"/>V.Overflow (Gnoga.Gui.Element.Scroll);</text:p>
      <text:p text:style-name="P4"/>
      <text:p text:style-name="Standard"><text:span text:style-name="T2"><text:s text:c="3"/>V.Put_Line (</text:span><text:span text:style-name="T6">"Using Gnoga.Server.Model.Table"</text:span><text:span text:style-name="T2">);</text:span></text:p>
      <text:p text:style-name="Standard"><text:s text:c="16"/>Using Gnoga.Server.Model.Table</text:p>
      <text:p text:style-name="P4"/>
      <text:p text:style-name="Standard"><text:span text:style-name="T2"><text:s text:c="3"/></text:span><text:span text:style-name="T1">declare</text:span></text:p>
      <text:p text:style-name="Standard"><text:span text:style-name="T2"><text:s text:c="6"/></text:span><text:span text:style-name="T1">package</text:span><text:span text:style-name="T2"> </text:span><text:span text:style-name="T3">Users</text:span><text:span text:style-name="T2"> </text:span><text:span text:style-name="T1">is new</text:span><text:span text:style-name="T2"> </text:span><text:span text:style-name="T3">Model.Table</text:span><text:span text:style-name="T2"> ("users", Connection);</text:span></text:p>
      <text:p text:style-name="P4"/>
      <text:p text:style-name="Standard"><text:span text:style-name="T2"><text:s text:c="6"/></text:span><text:span text:style-name="T1">package</text:span><text:span text:style-name="T2"> </text:span><text:span text:style-name="T3">Foods</text:span><text:span text:style-name="T2"> </text:span><text:span text:style-name="T1">is new</text:span><text:span text:style-name="T2"> </text:span><text:span text:style-name="T3">Model.Table</text:span><text:span text:style-name="T2"> ("foods", Connection);</text:span></text:p>
      <text:p text:style-name="P4"/>
      <text:p text:style-name="P4"><text:soft-page-break/><text:s text:c="6"/>Records : Model.Queries.Active_Record_Array.Vector;</text:p>
      <text:p text:style-name="P4"/>
      <text:p text:style-name="P4"><text:s text:c="6"/>A_User : Users.Active_Record;</text:p>
      <text:p text:style-name="P4"><text:s text:c="6"/>A_Food : Foods.Active_Record;</text:p>
      <text:p text:style-name="P4"/>
      <text:p text:style-name="Standard"><text:span text:style-name="T2"><text:s text:c="3"/></text:span><text:span text:style-name="T1">begin</text:span></text:p>
      <text:p text:style-name="Standard"><text:span text:style-name="T2"><text:s text:c="6"/>A_User.Find_Where (</text:span><text:span text:style-name="T6">"lastname='Botton'"</text:span><text:span text:style-name="T2">);</text:span></text:p>
      <text:p text:style-name="Standard"><text:span text:style-name="T2"><text:s text:c="6"/>A_Food.Value (</text:span><text:span text:style-name="T6">"user_id"</text:span><text:span text:style-name="T2">, A_User.Value (</text:span><text:span text:style-name="T6">"id"</text:span><text:span text:style-name="T2">));</text:span></text:p>
      <text:p text:style-name="Standard"><text:span text:style-name="T2"><text:s text:c="6"/>A_Food.Value (</text:span><text:span text:style-name="T6">"food"</text:span><text:span text:style-name="T2">, </text:span><text:span text:style-name="T6">"Apples"</text:span><text:span text:style-name="T2">);</text:span></text:p>
      <text:p text:style-name="P4"><text:s text:c="6"/>A_Food.Save;</text:p>
      <text:p text:style-name="P4"/>
      <text:p text:style-name="P4"><text:s text:c="6"/>A_Food.Clear;</text:p>
      <text:p text:style-name="Standard"><text:span text:style-name="T2"><text:s text:c="6"/>A_Food.Value (</text:span><text:span text:style-name="T6">"user_id"</text:span><text:span text:style-name="T2">, A_User.Value (</text:span><text:span text:style-name="T6">"id"</text:span><text:span text:style-name="T2">));</text:span></text:p>
      <text:p text:style-name="Standard"><text:span text:style-name="T2"><text:s text:c="6"/>A_Food.Value (</text:span><text:span text:style-name="T6">"food"</text:span><text:span text:style-name="T2">, </text:span><text:span text:style-name="T6">"Oranges"</text:span><text:span text:style-name="T2">);</text:span></text:p>
      <text:p text:style-name="P4"><text:s text:c="6"/>A_Food.Save;</text:p>
      <text:p text:style-name="P4"/>
      <text:p text:style-name="Standard"><text:span text:style-name="T2"><text:s text:c="6"/>A_User.Find_Where (</text:span><text:span text:style-name="T6">"lastname='Dewar'"</text:span><text:span text:style-name="T2">);</text:span></text:p>
      <text:p text:style-name="P4"><text:s text:c="6"/>A_Food.Clear;</text:p>
      <text:p text:style-name="Standard"><text:span text:style-name="T2"><text:s text:c="6"/>A_Food.Value (</text:span><text:span text:style-name="T6">"user_id"</text:span><text:span text:style-name="T2">, A_User.Value (</text:span><text:span text:style-name="T6">"id"</text:span><text:span text:style-name="T2">));</text:span></text:p>
      <text:p text:style-name="Standard"><text:span text:style-name="T2"><text:s text:c="6"/>A_Food.Value (</text:span><text:span text:style-name="T6">"food"</text:span><text:span text:style-name="T2">, </text:span><text:span text:style-name="T6">"Pears"</text:span><text:span text:style-name="T2">);</text:span></text:p>
      <text:p text:style-name="P4"><text:s text:c="6"/>A_Food.Save;</text:p>
      <text:p text:style-name="P4"/>
      <text:p text:style-name="P4"><text:s text:c="6"/>Records := Users.Find_All;</text:p>
      <text:p text:style-name="P4"/>
      <text:p text:style-name="Standard"><text:span text:style-name="T2"><text:s text:c="6"/>V.Put_Line (</text:span><text:span text:style-name="T6">"Records in table : "</text:span><text:span text:style-name="T2"> </text:span><text:span text:style-name="T7">&amp;</text:span><text:span text:style-name="T2"> Image (</text:span><text:span text:style-name="T4">Natural</text:span><text:span text:style-name="T2"> (Records.Length)));</text:span></text:p>
      <text:p text:style-name="P4"><text:s text:c="19"/>Records in table : 3</text:p>
      <text:p text:style-name="P4"/>
      <text:p text:style-name="Standard"><text:span text:style-name="T2"><text:s text:c="6"/></text:span><text:span text:style-name="T1">for</text:span><text:span text:style-name="T2"> i </text:span><text:span text:style-name="T8">in</text:span><text:span text:style-name="T2"> Records.First_Index .. Records.Last_Index </text:span><text:span text:style-name="T1">loop</text:span></text:p>
      <text:p text:style-name="P4"/>
      <text:p text:style-name="Standard"><text:span text:style-name="T2"><text:s text:c="9"/></text:span><text:span text:style-name="T1">declare</text:span></text:p>
      <text:p text:style-name="P4"><text:s text:c="12"/>F <text:s/>: Model.Queries.Active_Record_Array.Vector;</text:p>
      <text:p text:style-name="P4"><text:s text:c="12"/>F2 : Foods.Active_Record;</text:p>
      <text:p text:style-name="Standard"><text:span text:style-name="T2"><text:s text:c="9"/></text:span><text:span text:style-name="T1">begin</text:span></text:p>
      <text:p text:style-name="Standard"><text:span text:style-name="T2"><text:s text:c="12"/>V.Put_Line (</text:span><text:span text:style-name="T6">"Record : "</text:span><text:span text:style-name="T2"> </text:span><text:span text:style-name="T7">&amp;</text:span><text:span text:style-name="T2"> Image (i));</text:span></text:p>
      <text:p text:style-name="Standard"><text:span text:style-name="T2"><text:s text:c="12"/>V.Put_Line (</text:span><text:span text:style-name="T6">"First Name : "</text:span><text:span text:style-name="T2"> </text:span><text:span text:style-name="T7">&amp;</text:span><text:span text:style-name="T2"> Records.Element (i).Value (</text:span><text:span text:style-name="T6">"firstname"</text:span><text:span text:style-name="T2">));</text:span></text:p>
      <text:p text:style-name="Standard"><text:span text:style-name="T2"><text:s text:c="12"/>V.Put_Line (</text:span><text:span text:style-name="T6">"Last Name : "</text:span><text:span text:style-name="T2"> </text:span><text:span text:style-name="T7">&amp;</text:span><text:span text:style-name="T2"> Records.Element (i).Value (</text:span><text:span text:style-name="T6">"lastname"</text:span><text:span text:style-name="T2">));</text:span></text:p>
      <text:p text:style-name="Standard"><text:s text:c="25"/>Record : 1</text:p>
      <text:p text:style-name="Standard"><text:s text:c="25"/>First Name : Tucker</text:p>
      <text:p text:style-name="Standard"><text:s text:c="25"/>Last Name : Taft</text:p>
      <text:p text:style-name="Standard"><text:s text:c="25"/>Record : 2</text:p>
      <text:p text:style-name="Standard"><text:s text:c="25"/>First Name : Robert</text:p>
      <text:p text:style-name="Standard"><text:s text:c="25"/>Last Name : Dewar</text:p>
      <text:p text:style-name="Standard"><text:s text:c="25"/>Record : 3</text:p>
      <text:section text:style-name="Sect1" text:name="g36">
        <text:p text:style-name="Standard"><text:s text:c="25"/>First Name : David</text:p>
      </text:section>
      <text:section text:style-name="Sect1" text:name="g38">
        <text:p text:style-name="Standard"><text:s text:c="25"/>Last Name : Botton</text:p>
      </text:section>
      <text:p text:style-name="P4"/>
      <text:p text:style-name="Standard"><text:span text:style-name="T2"><text:s text:c="12"/></text:span><text:span text:style-name="T11">-- <text:s/>One to Many Users -&gt; Foods</text:span></text:p>
      <text:p text:style-name="P4"><text:s text:c="12"/>F := Foods.Find_Items (Parent =&gt; Records.Element (i));</text:p>
      <text:p text:style-name="Standard"><text:span text:style-name="T2"><text:s text:c="12"/></text:span><text:span text:style-name="T1">for</text:span><text:span text:style-name="T2"> j </text:span><text:span text:style-name="T8">in</text:span><text:span text:style-name="T2"> F.First_Index .. F.Last_Index </text:span><text:span text:style-name="T1">loop</text:span></text:p>
      <text:p text:style-name="Standard"><text:span text:style-name="T2"><text:s text:c="15"/>V.Put_Line (</text:span><text:span text:style-name="T6">"He Likes : "</text:span><text:span text:style-name="T2"> </text:span><text:span text:style-name="T7">&amp;</text:span><text:span text:style-name="T2"> F.Element (j).Value (</text:span><text:span text:style-name="T6">"food"</text:span><text:span text:style-name="T2">));</text:span></text:p>
      <text:p text:style-name="Standard"><text:span text:style-name="T2"><text:s text:c="12"/></text:span><text:span text:style-name="T1">end</text:span><text:span text:style-name="T2"> </text:span><text:span text:style-name="T1">loop</text:span><text:span text:style-name="T2">;</text:span></text:p>
      <text:p text:style-name="Standard"><text:s text:c="28"/>He Likes : Pears (dewar)</text:p>
      <text:p text:style-name="Standard"><text:s text:c="28"/>He Likes : Pears (dewar)</text:p>
      <text:p text:style-name="Standard"><text:s text:c="28"/>He Likes : Pears (dewar)</text:p>
      <text:p text:style-name="Standard"><text:s text:c="28"/>He Likes : Apples (botton)</text:p>
      <text:section text:style-name="Sect1" text:name="g42">
        <text:p text:style-name="Standard"><text:s text:c="28"/>He Likes : Oranges (botton)</text:p>
      </text:section>
      <text:section text:style-name="Sect1" text:name="g44">
        <text:p text:style-name="Standard"><text:s text:c="28"/>He Likes : Apples (botton)</text:p>
      </text:section>
      <text:section text:style-name="Sect1" text:name="g46">
        <text:p text:style-name="Standard"><text:s text:c="28"/>He Likes : Oranges (botton)</text:p>
      </text:section>
      <text:section text:style-name="Sect1" text:name="g48">
        <text:p text:style-name="Standard"><text:s text:c="28"/>He Likes : Apples (botton)</text:p>
      </text:section>
      <text:section text:style-name="Sect1" text:name="g50">
        <text:p text:style-name="Standard"><text:s text:c="28"/>He Likes : Oranges (botton)</text:p>
      </text:section>
      <text:p text:style-name="P4"/>
      <text:p text:style-name="Standard"><text:span text:style-name="T2"><text:s text:c="12"/></text:span><text:span text:style-name="T11">-- <text:s/>One to One Users -&gt; Foods</text:span></text:p>
      <text:p text:style-name="P4"><text:s text:c="12"/>F2.Find_Item (Parent =&gt; Records.Element (i));</text:p>
      <text:p text:style-name="Standard"><text:span text:style-name="T2"><text:s text:c="12"/></text:span><text:span text:style-name="T1">if</text:span><text:span text:style-name="T2"> F2.Value (</text:span><text:span text:style-name="T6">"id"</text:span><text:span text:style-name="T2">) </text:span><text:span text:style-name="T7">/=</text:span><text:span text:style-name="T2"> </text:span><text:span text:style-name="T6">""</text:span><text:span text:style-name="T2"> </text:span><text:span text:style-name="T1">then</text:span></text:p>
      <text:p text:style-name="Standard"><text:span text:style-name="T2"><text:s text:c="15"/>V.Put_Line (</text:span><text:span text:style-name="T6">"The first thing he liked was "</text:span><text:span text:style-name="T2"> </text:span><text:span text:style-name="T7">&amp;</text:span><text:span text:style-name="T2"> F2.Value (</text:span><text:span text:style-name="T6">"food"</text:span><text:span text:style-name="T2">));</text:span></text:p>
      <text:p text:style-name="Standard"><text:s text:c="28"/>The first thing he liked was Pears (dewar)</text:p>
      <text:p text:style-name="Standard"><text:s text:c="28"/>The first thing he liked was Apples (botton)</text:p>
      <text:p text:style-name="Standard"><text:span text:style-name="T2"><text:s text:c="12"/></text:span><text:span text:style-name="T1">end</text:span><text:span text:style-name="T2"> </text:span><text:span text:style-name="T1">if</text:span><text:span text:style-name="T2">;</text:span></text:p>
      <text:p text:style-name="P4"/>
      <text:p text:style-name="Standard"><text:span text:style-name="T2"><text:s text:c="9"/></text:span><text:span text:style-name="T1">end</text:span><text:span text:style-name="T2">;</text:span></text:p>
      <text:p text:style-name="P4"/>
      <text:p text:style-name="Standard"><text:span text:style-name="T2"><text:s text:c="6"/></text:span><text:span text:style-name="T1">end</text:span><text:span text:style-name="T2"> </text:span><text:span text:style-name="T1">loop</text:span><text:span text:style-name="T2">;</text:span></text:p>
      <text:p text:style-name="Standard"><text:span text:style-name="T2"><text:s text:c="3"/></text:span><text:span text:style-name="T1">end</text:span><text:span text:style-name="T2">;</text:span></text:p>
      <text:p text:style-name="P4"/>
      <text:p text:style-name="P4"><text:s text:c="3"/>Connection.Disconnect;</text:p>
      <text:p text:style-name="P4"/>
      <text:p text:style-name="P4"><text:s text:c="3"/>Gnoga.Application.Singleton.Message_Loop;</text:p>
      <text:p text:style-name="P4"/>
      <text:p text:style-name="P2">exception</text:p>
      <text:p text:style-name="Standard"><text:span text:style-name="T2"><text:s text:c="3"/></text:span><text:span text:style-name="T1">when</text:span><text:span text:style-name="T2"> E : </text:span><text:span text:style-name="T1">others</text:span><text:span text:style-name="T2"> =&gt;</text:span></text:p>
      <text:p text:style-name="P4"><text:s text:c="6"/>Gnoga.Log (E);</text:p>
      <text:p text:style-name="P4"/>
      <text:p text:style-name="Standard"><text:span text:style-name="T1">end</text:span><text:span text:style-name="T2"> </text:span><text:span text:style-name="T3">DB_Active</text:span><text:span text:style-name="T2">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B612 Mono" svg:font-family="'B612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612 Mono" fo:font-family="'B612 Mono'" style:font-style-name="Normal" style:font-pitch="fixed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Stéphane Rivière</meta:initial-creator>
    <meta:creation-date>2023-08-22T09:36:26.248569194</meta:creation-date>
    <meta:printed-by>Stéphane Rivière</meta:printed-by>
    <meta:print-date>2023-08-22T09:48:00.431892557</meta:print-date>
    <dc:date>2023-08-22T10:45:26.289257336</dc:date>
    <dc:creator>Stéphane Rivière</dc:creator>
    <meta:editing-duration>PT39M4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119" meta:word-count="488" meta:character-count="5155" meta:non-whitespace-character-count="3711"/>
  </office:meta>
</office:document-meta>
</file>